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10f" officeooo:paragraph-rsid="00157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l R and Rstudio in Ubuntu</text:p>
      <text:p text:style-name="P1"/>
      <text:p text:style-name="P1">2. for installing R use onne code in Terminal- sudo apt-get install r-base</text:p>
      <text:p text:style-name="P1"/>
      <text:p text:style-name="P1">3. for istalling Rstudio- dowload Rstudio package from website and run th command after goin to directory were the installer package is presnt and type-suso dpkg -i rstudio(full name of file)</text:p>
      <text:p text:style-name="P1"/>
      <text:p text:style-name="P1">4. if still not getting insatlled, use sudo apt-get instal -f</text:p>
      <text:p text:style-name="P1"/>
      <text:p text:style-name="P1">5. this will install the missing packages.</text:p>
      <text:p text:style-name="P1"/>
      <text:p text:style-name="P1">6 then again try step 3</text:p>
      <text:p text:style-name="P1"/>
      <text:p text:style-name="P1">6 still issue perists update ubuntu sudo apt-get update</text:p>
      <text:p text:style-name="P1"/>
      <text:p text:style-name="P1">7. then try step 3 again</text:p>
      <text:p text:style-name="P1"/>
      <text:p text:style-name="P1">8. now launch- rstudio and install packages by typing in rstudio install.packages (“data.table”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2:36:46.338984637</meta:creation-date>
    <dc:date>2016-11-07T22:46:48.054585793</dc:date>
    <meta:editing-duration>PT10M2S</meta:editing-duration>
    <meta:editing-cycles>1</meta:editing-cycles>
    <meta:document-statistic meta:table-count="0" meta:image-count="0" meta:object-count="0" meta:page-count="1" meta:paragraph-count="9" meta:word-count="103" meta:character-count="601" meta:non-whitespace-character-count="507"/>
    <meta:generator>LibreOffice/5.1.4.2$Linux_X86_64 LibreOffice_project/10m0$Build-2</meta:generator>
  </office:meta>
</office:document-meta>
</file>